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2189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7" style:family="paragraph" style:parent-style-name="Standard">
      <style:paragraph-properties fo:margin-left="0.2189in" fo:margin-right="0in" fo:text-align="justify" style:justify-single-word="false" fo:text-indent="-0.2189in" style:auto-text-indent="false">
        <style:tab-stops/>
      </style:paragraph-properties>
      <style:text-properties style:font-name="Times New Roman"/>
    </style:style>
    <style:style style:name="P8" style:family="paragraph" style:parent-style-name="Standard">
      <style:paragraph-properties fo:margin-left="0.2291in" fo:margin-right="0in" fo:text-align="justify" style:justify-single-word="false" fo:text-indent="-0.2189in" style:auto-text-indent="false">
        <style:tab-stops/>
      </style:paragraph-properties>
      <style:text-properties style:font-name="Times New Roman"/>
    </style:style>
    <style:style style:name="P9" style:family="paragraph" style:parent-style-name="Standard">
      <style:paragraph-properties fo:margin-left="0.2398in" fo:margin-right="0in" fo:text-align="justify" style:justify-single-word="false" fo:text-indent="-0.2398in" style:auto-text-indent="false">
        <style:tab-stops/>
      </style:paragraph-properties>
      <style:text-properties style:font-name="Times New Roman"/>
    </style:style>
    <style:style style:name="P10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/>
    </style:style>
    <style:style style:name="P11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.2398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14" style:family="paragraph" style:parent-style-name="Standard">
      <style:paragraph-properties fo:margin-left="0.2083in" fo:margin-right="0in" fo:text-align="justify" style:justify-single-word="false" fo:text-indent="-0.198in" style:auto-text-indent="false">
        <style:tab-stops/>
      </style:paragraph-properties>
      <style:text-properties style:font-name="Times New Roman"/>
    </style:style>
    <style:style style:name="P15" style:family="paragraph" style:parent-style-name="Standard">
      <style:paragraph-properties fo:margin-left="0.2291in" fo:margin-right="0in" fo:text-align="justify" style:justify-single-word="false" fo:text-indent="-0.2398in" style:auto-text-indent="false">
        <style:tab-stops/>
      </style:paragraph-properties>
      <style:text-properties style:font-name="Times New Roman"/>
    </style:style>
    <style:style style:name="P16" style:family="paragraph" style:parent-style-name="Standard">
      <style:paragraph-properties fo:margin-left="0.2291in" fo:margin-right="0in" fo:text-align="justify" style:justify-single-word="false" fo:text-indent="-0.2398in" style:auto-text-indent="false" fo:padding="0.0291in" fo:border-left="none" fo:border-right="none" fo:border-top="none" fo:border-bottom="0.0008in solid #000000" style:join-border="false">
        <style:tab-stops/>
      </style:paragraph-properties>
      <style:text-properties style:font-name="Times New Roman"/>
    </style:style>
    <style:style style:name="P17" style:family="paragraph" style:parent-style-name="Standard">
      <style:paragraph-properties fo:margin-left="0.2291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18" style:family="paragraph" style:parent-style-name="Standard">
      <style:paragraph-properties fo:margin-left="0.2189in" fo:margin-right="0in" fo:text-align="justify" style:justify-single-word="false" fo:text-indent="-0.2083in" style:auto-text-indent="false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.25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20" style:family="paragraph" style:parent-style-name="Standard">
      <style:paragraph-properties fo:margin-left="0.2602in" fo:margin-right="0in" fo:text-align="justify" style:justify-single-word="false" fo:text-indent="-0.25in" style:auto-text-indent="false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 style:list-style-name="L8">
      <style:paragraph-properties fo:text-align="justify" style:justify-single-word="false"/>
      <style:text-properties style:font-name="Times New Roman"/>
    </style:style>
    <style:style style:name="P25" style:family="paragraph" style:parent-style-name="Standard" style:list-style-name="L9">
      <style:paragraph-properties fo:text-align="justify" style:justify-single-word="false"/>
      <style:text-properties style:font-name="Times New Roman"/>
    </style:style>
    <style:style style:name="P26" style:family="paragraph" style:parent-style-name="Standard" style:list-style-name="L10">
      <style:paragraph-properties fo:text-align="justify" style:justify-single-word="false"/>
      <style:text-properties style:font-name="Times New Roman"/>
    </style:style>
    <style:style style:name="P27" style:family="paragraph" style:parent-style-name="Standard" style:list-style-name="L11">
      <style:paragraph-properties fo:text-align="justify" style:justify-single-word="false">
        <style:tab-stops/>
      </style:paragraph-properties>
      <style:text-properties style:font-name="Times New Roman"/>
    </style:style>
    <style:style style:name="P28" style:family="paragraph" style:parent-style-name="Standard" style:list-style-name="L12">
      <style:paragraph-properties fo:text-align="justify" style:justify-single-word="false"/>
      <style:text-properties style:font-name="Times New Roman"/>
    </style:style>
    <style:style style:name="P29" style:family="paragraph" style:parent-style-name="Standard" style:list-style-name="L14">
      <style:paragraph-properties fo:text-align="justify" style:justify-single-word="false"/>
      <style:text-properties style:font-name="Times New Roman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31" style:family="paragraph" style:parent-style-name="Standard" style:list-style-name="L1">
      <style:paragraph-properties fo:text-align="start" style:justify-single-word="false"/>
    </style:style>
    <style:style style:name="P32" style:family="paragraph" style:parent-style-name="Standard" style:list-style-name="L2">
      <style:paragraph-properties fo:text-align="justify" style:justify-single-word="false"/>
    </style:style>
    <style:style style:name="P33" style:family="paragraph" style:parent-style-name="Standard" style:list-style-name="L3">
      <style:paragraph-properties fo:text-align="justify" style:justify-single-word="false"/>
    </style:style>
    <style:style style:name="P34" style:family="paragraph" style:parent-style-name="Standard" style:list-style-name="L4">
      <style:paragraph-properties fo:text-align="justify" style:justify-single-word="false"/>
    </style:style>
    <style:style style:name="P35" style:family="paragraph" style:parent-style-name="Standard" style:list-style-name="L5">
      <style:paragraph-properties fo:text-align="justify" style:justify-single-word="false"/>
    </style:style>
    <style:style style:name="P36" style:family="paragraph" style:parent-style-name="Standard" style:list-style-name="L6">
      <style:paragraph-properties fo:text-align="justify" style:justify-single-word="false"/>
    </style:style>
    <style:style style:name="P37" style:family="paragraph" style:parent-style-name="Standard" style:list-style-name="L7">
      <style:paragraph-properties fo:text-align="justify" style:justify-single-word="false"/>
    </style:style>
    <style:style style:name="P38" style:family="paragraph" style:parent-style-name="Standard" style:list-style-name="L9">
      <style:paragraph-properties fo:text-align="justify" style:justify-single-word="false"/>
    </style:style>
    <style:style style:name="P39" style:family="paragraph" style:parent-style-name="Standard" style:list-style-name="L10">
      <style:paragraph-properties fo:text-align="justify" style:justify-single-word="false"/>
    </style:style>
    <style:style style:name="P40" style:family="paragraph" style:parent-style-name="Standard" style:list-style-name="L11">
      <style:paragraph-properties fo:text-align="justify" style:justify-single-word="false">
        <style:tab-stops/>
      </style:paragraph-properties>
    </style:style>
    <style:style style:name="P41" style:family="paragraph" style:parent-style-name="Standard" style:list-style-name="L14">
      <style:paragraph-properties fo:text-align="justify" style:justify-single-word="false"/>
    </style:style>
    <style:style style:name="P42" style:family="paragraph" style:parent-style-name="Standard" style:list-style-name="L13"/>
    <style:style style:name="P4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Standard">
      <style:paragraph-properties fo:margin-left="0.2291in" fo:margin-right="0in" fo:text-align="justify" style:justify-single-word="false" fo:text-indent="-0.2398in" style:auto-text-indent="false">
        <style:tab-stops/>
      </style:paragraph-properties>
      <style:text-properties style:font-name="Times New Roman"/>
    </style:style>
    <style:style style:name="P45" style:family="paragraph" style:parent-style-name="Standard">
      <style:paragraph-properties fo:margin-left="0.2291in" fo:margin-right="0in" fo:text-align="center" style:justify-single-word="false" fo:text-indent="-0.2398in" style:auto-text-indent="false">
        <style:tab-stops/>
      </style:paragraph-properties>
      <style:text-properties style:font-name="Times New Roman" fo:font-weight="bold" style:font-weight-asian="bold" style:font-weight-complex="bold"/>
    </style:style>
    <style:style style:name="P46" style:family="paragraph" style:parent-style-name="Standard">
      <style:paragraph-properties fo:margin-left="0.2484in" fo:margin-right="0in" fo:text-align="justify" style:justify-single-word="false" fo:text-indent="-0.2563in" style:auto-text-indent="false">
        <style:tab-stops/>
      </style:paragraph-properties>
    </style:style>
    <style:style style:name="P47" style:family="paragraph" style:parent-style-name="Standard">
      <style:paragraph-properties fo:margin-left="0.2484in" fo:margin-right="0in" fo:text-align="justify" style:justify-single-word="false" fo:text-indent="-0.2563in" style:auto-text-indent="false" fo:padding="0.0291in" fo:border-left="none" fo:border-right="none" fo:border-top="none" fo:border-bottom="0.0008in solid #000000" style:join-border="false">
        <style:tab-stops/>
      </style:paragraph-properties>
    </style:style>
    <style:style style:name="T1" style:family="text">
      <style:text-properties fo:color="#3f5fbf"/>
    </style:style>
    <style:style style:name="T2" style:family="text">
      <style:text-properties fo:color="#3f5fbf" fo:font-size="10pt" style:font-name-asian="Courier New" style:font-size-asian="10pt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fo:color="#000000" fo:font-size="10pt" style:font-name-asian="Courier New" style:font-size-asian="10pt" style:font-name-complex="Courier New" style:font-size-complex="10pt"/>
    </style:style>
    <style:style style:name="T6" style:family="text">
      <style:text-properties fo:color="#000000" style:font-name="Times New Roman"/>
    </style:style>
    <style:style style:name="T7" style:family="text">
      <style:text-properties fo:color="#7f7f9f"/>
    </style:style>
    <style:style style:name="T8" style:family="text">
      <style:text-properties fo:color="#0000ff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 style:font-name="Times New Roman"/>
    </style:style>
    <style:style style:name="T11" style:family="text">
      <style:text-properties fo:color="#0000ff" style:font-name="Times New Roman" style:text-underline-style="solid" style:text-underline-width="auto" style:text-underline-color="font-color"/>
    </style:style>
    <style:style style:name="T12" style:family="text">
      <style:text-properties style:font-name="Times New Roma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4"/>
      <text:p text:style-name="P4">IMPORTANT REFERENCES </text:p>
      <text:p text:style-name="P4">USED IN IMPLEMENTING VARIOUS MARY CLASSES</text:p>
      <text:p text:style-name="P21"/>
      <text:p text:style-name="P22"/>
      <text:p text:style-name="P23">Version History:</text:p>
      <text:list xml:id="list35585964" text:style-name="L1">
        <text:list-header>
          <text:p text:style-name="P31">v1.0 – by Oytun Türk, 24.07.2009</text:p>
        </text:list-header>
      </text:list>
      <text:p text:style-name="P5"/>
      <text:p text:style-name="P5"/>
      <text:p text:style-name="P11"/>
      <text:p text:style-name="P2"/>
      <text:p text:style-name="P2"/>
      <text:p text:style-name="P3">SPEAKER IDENTITY AND VOICE QUALITY CONVERSION</text:p>
      <text:p text:style-name="P1"/>
      <text:list xml:id="list35587395" text:style-name="L2">
        <text:list-item>
          <text:p text:style-name="P32"><text:span text:style-name="T12">GMM training and transformation (</text:span><text:span text:style-name="T11">marytts.signalproc.adaptation.gmm.jointgmm</text:span><text:span text:style-name="T12">)</text:span></text:p>
        </text:list-item>
      </text:list>
      <text:p text:style-name="P9">A. Kain and M. Macon, “Spectral voice conversion for text-to-speech synthesis,” in Proc. of the IEEE ICASSP 1998, vol. 1, pp. 285-288.</text:p>
      <text:p text:style-name="P1"/>
      <text:list xml:id="list35596878" text:style-name="L3">
        <text:list-item>
          <text:p text:style-name="P33"><text:span text:style-name="T12">Weighted codebook mapping (</text:span><text:span text:style-name="T11">marytts.signalproc.adaptation.codebook</text:span><text:span text:style-name="T12">)</text:span></text:p>
        </text:list-item>
      </text:list>
      <text:p text:style-name="P8">L. M. Arslan, 1999, “Speaker Transformation Algorithm using Segmental Codebooks”, Speech Communication, 28, pp. 211-226.</text:p>
      <text:p text:style-name="P1"/>
      <text:list xml:id="list35598316" text:style-name="L4">
        <text:list-item>
          <text:p text:style-name="P34"><text:span text:style-name="T12">Weighted frame mapping (</text:span><text:span text:style-name="T11">marytts.signalproc.adaptation.codebook</text:span><text:span text:style-name="T12">)</text:span></text:p>
        </text:list-item>
      </text:list>
      <text:p text:style-name="P1">O. Türk, 2007 “Cross-Lingual Voice Conversion”, PhD Thesis, Bogazici University.</text:p>
      <text:p text:style-name="P1"/>
      <text:list xml:id="list35601986" text:style-name="L5">
        <text:list-item>
          <text:p text:style-name="P35"><text:span text:style-name="T12">Outlier elimination for voice conversion training (</text:span><text:span text:style-name="T11">marytts.signalproc.adaptation.outlier</text:span><text:span text:style-name="T12">)</text:span></text:p>
        </text:list-item>
      </text:list>
      <text:p text:style-name="P7">O. Türk and L. M. Arslan, 2006, "Robust Processing Techniques for Voice Conversion", Computer Speech and Language 20 (2006), pp. 441-467.</text:p>
      <text:p text:style-name="P1"/>
      <text:list xml:id="list35585384" text:style-name="L6">
        <text:list-item>
          <text:p text:style-name="P36"><text:span text:style-name="T12">Temporal transformation filter smoothing (</text:span><text:span text:style-name="T11">marytts.signalproc.adaptation.smoothing</text:span><text:span text:style-name="T12">)</text:span></text:p>
        </text:list-item>
      </text:list>
      <text:p text:style-name="P6">O. Türk, O., O. Büyük, A. Haznedaroglu, and L. M. Arslan, “Application of Voice Conversion for Cross-Language Rap Singing Transformation”, “Application of voice conversion for crosslanguage rap singing transformation,” in Proc. of the IEEE ICASSP 2009, Taipei, Taiwan, April 2009.</text:p>
      <text:p text:style-name="P10"/>
      <text:p text:style-name="P1"/>
      <text:p text:style-name="P3">PROSODY MODIFICATION</text:p>
      <text:p text:style-name="P1"/>
      <text:list xml:id="list35580532" text:style-name="L7">
        <text:list-item>
          <text:p text:style-name="P37"><text:span text:style-name="T12">Frequency domain pitch synchronous overlap-add (FD-PSOLA)</text:span> <text:s text:c="4"/></text:p>
          <text:p text:style-name="P37">(<text:span text:style-name="T11">marytts.signalproc.adaptation.FdpsolaAdapter)</text:span></text:p>
        </text:list-item>
      </text:list>
      <text:p text:style-name="P13">E. Moulines and W. Verhelst, 1995, “Time-Domain and Frequency-Domain Techniques for Prosodic Modification of Speech” in Kleijn and Paliwal (eds.), Speech Coding And Synthesis, pp. 519-555, Elsevier Science B.V., Netherlands.</text:p>
      <text:p text:style-name="P1"/>
      <text:list xml:id="list35596547" text:style-name="L8">
        <text:list-item>
          <text:p text:style-name="P24">Inverse LSF harmonic distance which is used to find closest LSF matches for a given source LSF vector in the source codebook (<text:span text:style-name="T9">marytts.signalproc.analysis.distance.DistanceComputer</text:span>)</text:p>
        </text:list-item>
      </text:list>
      <text:p text:style-name="P9">R. Laroia, N. Phamdo, and N. Farvardin, “Robust and efficient quantization of speech lsp parameters using structured vector quantizers,” in Proc. of the IEEE ICASSP 1991, pp. 641–644.</text:p>
      <text:p text:style-name="P10"><text:soft-page-break/></text:p>
      <text:p text:style-name="P10"/>
      <text:p text:style-name="P1"/>
      <text:p text:style-name="P3">SINUSOIDAL MODEL</text:p>
      <text:list xml:id="list35589299" text:style-name="L9">
        <text:list-item>
          <text:p text:style-name="P25">Analysis/synthesis </text:p>
          <text:p text:style-name="P38"><text:span text:style-name="T12">(</text:span><text:span text:style-name="T10">marytts.signalproc.sinusoidal.SinusoidalAnalyzer, PeakMatchedSinusoidalSynthesizer</text:span><text:span text:style-name="T12">)</text:span></text:p>
        </text:list-item>
      </text:list>
      <text:p text:style-name="P19">R. J. McAulay and T. F. Quatieri, "Speech Analysis/Synthesis Based on a Sinusoidal Representation," IEEE Transactions on Acoustics, Speech and Signal Processing, vol. ASSP-34, no. 4, August 1986. </text:p>
      <text:p text:style-name="P19"/>
      <text:p text:style-name="P19">T. F. Quatieri, Discrete-Time Speech Signal Processing: Principles and Practice. Prentice-Hall Inc. 2001. (Chapter 9 – Sinusoidal Analysis/Synthesis)</text:p>
      <text:p text:style-name="P1"/>
      <text:list xml:id="list35598910" text:style-name="L10">
        <text:list-item>
          <text:p text:style-name="P26">Sinusoidal Model Based Prosody Modification </text:p>
          <text:p text:style-name="P39"><text:span text:style-name="T6">(</text:span><text:span text:style-name="T10">marytts.signalproc.sinusoidal.ProsodyModifier</text:span><text:span text:style-name="T6">)</text:span></text:p>
        </text:list-item>
      </text:list>
      <text:p text:style-name="P20">T. F. Quatieri and R. J. McAulay, 1992, “Shape Invariant Timescale and Pitch Modification of Speech”, IEEE Transactions On Signal Processing, vol. 40, no. 3, pp. 497-510.</text:p>
      <text:p text:style-name="P10"/>
      <text:p text:style-name="P1"/>
      <text:p text:style-name="P1"/>
      <text:p text:style-name="P3">HARMONICS PLUSE NOISE MODEL (HNM)</text:p>
      <text:p text:style-name="P18"/>
      <text:list xml:id="list35587003" text:style-name="L11">
        <text:list-item>
          <text:p text:style-name="P27">Analysis/modification &amp; conversion/synthesis </text:p>
          <text:p text:style-name="P40"><text:span text:style-name="T12">(</text:span><text:span text:style-name="T10">marytts.signalproc.sinusoidal.hntm.analysis, .modification, .synthesis)</text:span></text:p>
        </text:list-item>
      </text:list>
      <text:p text:style-name="P18">Y. Stylianou, 1996, "Harmonic plus Noise Models for Speech, combined with Statistical Methods, for Speech and Speaker Modification", Ph.D. thesis, Ecole Nationale Supérieure des Télécommunications. (Chapter 3, A Harmonic plus Noise Model, HNM)</text:p>
      <text:p text:style-name="P1"/>
      <text:list xml:id="list35581220" text:style-name="L12">
        <text:list-item>
          <text:p text:style-name="P28">Pitch and maximum frequency of voicing analysis</text:p>
          <text:p text:style-name="P28">(<text:span text:style-name="T8">marytts.signalproc.sinusoidal.hntm.analysis.pitch</text:span>)</text:p>
        </text:list-item>
      </text:list>
      <text:p text:style-name="P17">Y. Stylianou, 1996, “A pitch and maximum voiced frequency estimation technique adapted to harmonic models of speech”, IEEE Nordic Signal Processing Symposium, Helsinki, Finland, Sept. 1996.</text:p>
      <text:p text:style-name="P10"/>
      <text:p text:style-name="P1"/>
      <text:p text:style-name="P3">SPECTRAL ENVELOPE ESTIMATION</text:p>
      <text:p text:style-name="P3">(Used in both Sinusoidal Model and HNM)</text:p>
      <text:p text:style-name="P3"/>
      <text:list xml:id="list35580606" text:style-name="L13">
        <text:list-item>
          <text:p text:style-name="P42"><text:span text:style-name="T12">Pre-warping (</text:span><text:span text:style-name="T8">marytts.signalproc.analysis.RegularizedPreWarpedCepstrumEstimator</text:span>)</text:p>
        </text:list-item>
      </text:list>
      <text:p text:style-name="P14">O. Cappe, J. Laroche, and E. Moulines, 1995, "Regularized estimation of cepstrum envelope from discrete frequency points", in IEEE ASSP Workshop on app. of sig. proc. to audio and acoust.</text:p>
      <text:list xml:id="list35588639" text:style-name="L14">
        <text:list-header>
          <text:p text:style-name="P29"/>
        </text:list-header>
        <text:list-item>
          <text:p text:style-name="P41"><text:span text:style-name="T12">Post-warping <text:s/>(</text:span><text:span text:style-name="T10">marytts.signalproc.analysis.RegularizedPostWarpedCepstrumEstimator </text:span><text:span text:style-name="T12">)</text:span></text:p>
        </text:list-item>
      </text:list>
      <text:p text:style-name="P15">W. D'haes and X. Rodet: Discrete Cepstrum Coefficients as Perceptual Features, International Computer Music Conference (ICMC), Singapore, 2003. </text:p>
      <text:p text:style-name="P15"/>
      <text:p text:style-name="P16"/>
      <text:p text:style-name="P15"/>
      <text:p text:style-name="P15"/>
      <text:p text:style-name="P45"/>
      <text:p text:style-name="P45"/>
      <text:p text:style-name="P45"><text:soft-page-break/></text:p>
      <text:p text:style-name="P45">EXPECTATION-MAXIMIZATION</text:p>
      <text:p text:style-name="P43">(Used in training Gaussian Mixture Models)</text:p>
      <text:p text:style-name="Standard"/>
      <text:p text:style-name="Standard">(<text:span text:style-name="T8">marytts.machinelearning.GMMTrainer.expectationMaximization</text:span>)</text:p>
      <text:p text:style-name="Standard"/>
      <text:p text:style-name="P46">A. P. Dempster, N. M. Laird, and D. B. Rubin. Maximum likelihood from incomplete data via the em algorithm. Journal of the Royal Statistical Society: Series B, 39(1):1–38, November 1977.</text:p>
      <text:p text:style-name="P46"/>
      <text:p text:style-name="P46">Many practical tutorials for EM training of GMMs exist on the web, i.e.:</text:p>
      <text:p text:style-name="P46"><text:a xlink:type="simple" xlink:href="http://bengio.abracadoudou.com/lectures/old/tex_gmm.pdf">http://bengio.abracadoudou.com/lectures/old/tex_gmm.pdf</text:a></text:p>
      <text:p text:style-name="P46"/>
      <text:p text:style-name="P47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32M44S</meta:editing-duration>
    <meta:editing-cycles>25</meta:editing-cycles>
    <meta:generator>OpenOffice.org/3.1$Win32 OpenOffice.org_project/310m11$Build-9399</meta:generator>
    <dc:date>2009-07-24T15:57:20.05</dc:date>
    <dc:creator>o t</dc:creator>
    <meta:document-statistic meta:table-count="0" meta:image-count="0" meta:object-count="0" meta:page-count="3" meta:paragraph-count="48" meta:word-count="550" meta:character-count="4420"/>
    <meta:user-defined meta:name="Info 1"/>
    <meta:user-defined meta:name="Info 2"/>
    <meta:user-defined meta:name="Info 3"/>
    <meta:user-defined meta:name="Info 4"/>
  </office:meta>
</office:document-meta>
</file>